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named-expressions/>
      <table:table table:name="Summary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Count</text:p>
          </table:table-cell>
          <table:table-cell>
            <text:p>Exampl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 office:value-type="float" calcext:value-type="float" office:value="2" calcext:value="2">
            <text:p>2</text:p>
          </table:table-cell>
          <table:table-cell>
            <text:p>I have been teaching at the university for about twelve years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 office:value-type="float" calcext:value-type="float" office:value="1" calcext:value="1">
            <text:p>1</text:p>
          </table:table-cell>
          <table:table-cell>
            <text:p>I have been teaching for around eight years, mostly in large introductory courses, and I had not experimented much with alternative teaching methods before this.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 office:value-type="float" calcext:value-type="float" office:value="1" calcext:value="1">
            <text:p>1</text:p>
          </table:table-cell>
          <table:table-cell>
            <text:p>I have been teaching for about two years so far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 office:value-type="float" calcext:value-type="float" office:value="2" calcext:value="2">
            <text:p>2</text:p>
          </table:table-cell>
          <table:table-cell>
            <text:p>mainly interested in finding ways to make students more actively engage with the material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 office:value-type="float" calcext:value-type="float" office:value="1" calcext:value="1">
            <text:p>1</text:p>
          </table:table-cell>
          <table:table-cell>
            <text:p>introduced as part of a faculty-wide initiative, and I was encouraged to test it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 office:value-type="float" calcext:value-type="float" office:value="1" calcext:value="1">
            <text:p>1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 office:value-type="float" calcext:value-type="float" office:value="2" calcext:value="2">
            <text:p>2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 office:value-type="float" calcext:value-type="float" office:value="1" calcext:value="1">
            <text:p>1</text:p>
          </table:table-cell>
          <table:table-cell>
            <text:p>used the method in a few selected sessions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 office:value-type="float" calcext:value-type="float" office:value="1" calcext:value="1">
            <text:p>1</text:p>
          </table:table-cell>
          <table:table-cell>
            <text:p>I tried it once in a single session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 office:value-type="float" calcext:value-type="float" office:value="1" calcext:value="1">
            <text:p>1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 office:value-type="float" calcext:value-type="float" office:value="2" calcext:value="2">
            <text:p>2</text:p>
          </table:table-cell>
          <table:table-cell>
            <text:p>the sessions were more interactive, but they also required more preparation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 office:value-type="float" calcext:value-type="float" office:value="1" calcext:value="1">
            <text:p>1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 office:value-type="float" calcext:value-type="float" office:value="1" calcext:value="1">
            <text:p>1</text:p>
          </table:table-cell>
          <table:table-cell>
            <text:p>students seemed to understand the concepts better in those sess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 office:value-type="float" calcext:value-type="float" office:value="2" calcext:value="2">
            <text:p>2</text:p>
          </table:table-cell>
          <table:table-cell>
            <text:p>I am not sure whether it had a clear effect on learning</text:p>
          </table:table-cell>
        </table:table-row>
        <table:table-row>
          <table:table-cell>
            <text:p>Perceived student learning effect</text:p>
          </table:table-cell>
          <table:table-cell>
            <text:p>No improvement or negative effect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 office:value-type="float" calcext:value-type="float" office:value="2" calcext:value="2">
            <text:p>2</text:p>
          </table:table-cell>
          <table:table-cell>
            <text:p>Overall participation increased, with more students contributing regularly during clas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Student participation and engagement</text:p>
          </table:table-cell>
          <table:table-cell>
            <text:p>Low or unchanged particip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 office:value-type="float" calcext:value-type="float" office:value="1" calcext:value="1">
            <text:p>1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 office:value-type="float" calcext:value-type="float" office:value="2" calcext:value="2">
            <text:p>2</text:p>
          </table:table-cell>
          <table:table-cell>
            <text:p>It was manageable overall, but I needed extra time to prepare materials and think through the activities in advance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 office:value-type="float" calcext:value-type="float" office:value="1" calcext:value="1">
            <text:p>1</text:p>
          </table:table-cell>
          <table:table-cell>
            <text:p>it was difficult to fit the preparation into my regular workload</text:p>
          </table:table-cell>
        </table:table-row>
        <table:table-row>
          <table:table-cell>
            <text:p>Future intentions</text:p>
          </table:table-cell>
          <table:table-cell>
            <text:p>Continued or expanded use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 office:value-type="float" calcext:value-type="float" office:value="4" calcext:value="4">
            <text:p>4</text:p>
          </table:table-cell>
          <table:table-cell>
            <text:p>I plan to keep using it, but probably only in certain parts of the course rather than everywhere.</text:p>
          </table:table-cell>
        </table:table-row>
        <table:table-row>
          <table:table-cell>
            <text:p>Future intentions</text:p>
          </table:table-cell>
          <table:table-cell>
            <text:p>Discontinu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</table:table>
      <table:table table:name="Lecturer A">
        <table:table-column table:number-columns-repeated="10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Rationale</text:p>
          </table:table-cell>
          <table:table-cell>
            <text:p>Rejected assignments</text:p>
          </table:table-cell>
          <table:table-cell>
            <text:p>Researcher decision (accepted/modified/rejected)</text:p>
          </table:table-cell>
          <table:table-cell>
            <text:p>Researcher comment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rimary</text:p>
          </table:table-cell>
          <table:table-cell>
            <text:p/>
          </table:table-cell>
          <table:table-cell>
            <text:p>12 years teaching</text:p>
          </table:table-cell>
          <table:table-cell>
            <text:p>Implementation approach (Partial or selective use) | Motivation for adoption (Personal curiosity or experimentation) | Practical feasibility (Manageable with effort) | Perceived teaching impact (Positive impac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2</text:p>
          </table:table-cell>
          <table:table-cell>
            <text:p>I have been teaching at the university for about twelve years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rimary</text:p>
          </table:table-cell>
          <table:table-cell>
            <text:p/>
          </table:table-cell>
          <table:table-cell>
            <text:p>aim: more active engagement</text:p>
          </table:table-cell>
          <table:table-cell>
            <text:p>Student participation and engagement (Increased participation) | Perceived student learning effect (Improved learning) | Implementation approach (Partial or selective use) | Practical feasibility (Manageable with effor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4</text:p>
          </table:table-cell>
          <table:table-cell>
            <text:p>mainly interested in finding ways to make students more actively engage with the material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rimary</text:p>
          </table:table-cell>
          <table:table-cell>
            <text:p/>
          </table:table-cell>
          <table:table-cell>
            <text:p>selective sessions</text:p>
          </table:table-cell>
          <table:table-cell>
            <text:p>Implementation approach (Full integration) | Implementation approach (Trial or pilot use) | Practical feasibility (Manageable with effort) | Perceived teaching impact (Positive impac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6</text:p>
          </table:table-cell>
          <table:table-cell>
            <text:p>used the method in a few selected sessions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rimary</text:p>
          </table:table-cell>
          <table:table-cell>
            <text:p/>
          </table:table-cell>
          <table:table-cell>
            <text:p>more interactive + more prep</text:p>
          </table:table-cell>
          <table:table-cell>
            <text:p>Practical feasibility (Manageable with effort) | Student participation and engagement (Increased participation) | Perceived teaching impact (Positive impact) | Perceived teaching impact (Challenging or negative impact) | Perceived student learning effect (Improved learning)</text:p>
          </table:table-cell>
          <table:table-cell>
            <text:p/>
          </table:table-cell>
          <table:table-cell>
            <text:p/>
          </table:table-cell>
          <table:table-cell>
            <text:p>p0008</text:p>
          </table:table-cell>
          <table:table-cell>
            <text:p>the sessions were more interactive, but they also required more preparation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>
            <text:p>primary</text:p>
          </table:table-cell>
          <table:table-cell>
            <text:p/>
          </table:table-cell>
          <table:table-cell>
            <text:p>better understanding</text:p>
          </table:table-cell>
          <table:table-cell>
            <text:p>Perceived student learning effect (Unclear or unobserved effect) | Student participation and engagement (Increased participation) | Perceived teaching impact (Positive impact) | Implementation approach (Partial or selective use) | Practical feasibility (Manageable with effort)</text:p>
          </table:table-cell>
          <table:table-cell>
            <text:p/>
          </table:table-cell>
          <table:table-cell>
            <text:p/>
          </table:table-cell>
          <table:table-cell>
            <text:p>p0010</text:p>
          </table:table-cell>
          <table:table-cell>
            <text:p>students seemed to understand the concepts better in those sessions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some increased, others not</text:p>
          </table:table-cell>
          <table:table-cell>
            <text:p>Student participation and engagement (Increased participation) | Student participation and engagement (Low or unchanged participation) | Perceived student learning effect (Improved learning) | Perceived teaching impact (Positive impact) | Practical feasibility (Manageable with effort)</text:p>
          </table:table-cell>
          <table:table-cell>
            <text:p/>
          </table:table-cell>
          <table:table-cell>
            <text:p/>
          </table:table-cell>
          <table:table-cell>
            <text:p>p0012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rimary</text:p>
          </table:table-cell>
          <table:table-cell>
            <text:p/>
          </table:table-cell>
          <table:table-cell>
            <text:p>manageable + extra prep time</text:p>
          </table:table-cell>
          <table:table-cell>
            <text:p>Future intentions (Continued or expanded use) | Implementation approach (Partial or selective use) | Perceived teaching impact (Positive impact) | Perceived student learning effect (Improved learning) | Student participation and engagement (Increased participation)</text:p>
          </table:table-cell>
          <table:table-cell>
            <text:p/>
          </table:table-cell>
          <table:table-cell>
            <text:p/>
          </table:table-cell>
          <table:table-cell>
            <text:p>p0014</text:p>
          </table:table-cell>
          <table:table-cell>
            <text:p>It was manageable overall, but I needed extra time to prepare materials and think through the activities in advance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keep using, but limited scope</text:p>
          </table:table-cell>
          <table:table-cell>
            <text:p>Practical feasibility (Easily manageable) | Motivation for adoption (Pedagogical improvement) | Perceived teaching impact (Positive impact) | Perceived student learning effect (Improved learning) | Student participation and engagement (Uneven or selective participation)</text:p>
          </table:table-cell>
          <table:table-cell>
            <text:p/>
          </table:table-cell>
          <table:table-cell>
            <text:p/>
          </table:table-cell>
          <table:table-cell>
            <text:p>p0016</text:p>
          </table:table-cell>
          <table:table-cell>
            <text:p>I plan to keep using it, but probably only in certain parts of the course rather than everywhere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secondary</text:p>
          </table:table-cell>
          <table:table-cell>
            <text:p>also describes how used (scope)</text:p>
          </table:table-cell>
          <table:table-cell>
            <text:p>selective use described</text:p>
          </table:table-cell>
          <table:table-cell>
            <text:p>Practical feasibility (Easily manageable) | Motivation for adoption (Pedagogical improvement) | Perceived teaching impact (Positive impact) | Perceived student learning effect (Improved learning) | Student participation and engagement (Uneven or selective participation)</text:p>
          </table:table-cell>
          <table:table-cell>
            <text:p/>
          </table:table-cell>
          <table:table-cell>
            <text:p/>
          </table:table-cell>
          <table:table-cell>
            <text:p>p0016</text:p>
          </table:table-cell>
          <table:table-cell>
            <text:p>probably only in certain parts of the course rather than everywhere</text:p>
          </table:table-cell>
        </table:table-row>
      </table:table>
      <table:table table:name="Lecturer B">
        <table:table-column table:number-columns-repeated="10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Rationale</text:p>
          </table:table-cell>
          <table:table-cell>
            <text:p>Rejected assignments</text:p>
          </table:table-cell>
          <table:table-cell>
            <text:p>Researcher decision (accepted/modified/rejected)</text:p>
          </table:table-cell>
          <table:table-cell>
            <text:p>Researcher comment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>
            <text:p>primary</text:p>
          </table:table-cell>
          <table:table-cell>
            <text:p/>
          </table:table-cell>
          <table:table-cell>
            <text:p>teaching duration; early-career</text:p>
          </table:table-cell>
          <table:table-cell>
            <text:p>Motivation for adoption (External requirement or encouragement) | Implementation approach (Trial or pilot use) | Perceived teaching impact (Challenging or negative impact) | Perceived student learning effect (Unclear or unobserved effect) | Student participation and engagement (Uneven or selective participation)</text:p>
          </table:table-cell>
          <table:table-cell>
            <text:p/>
          </table:table-cell>
          <table:table-cell>
            <text:p/>
          </table:table-cell>
          <table:table-cell>
            <text:p>p0002</text:p>
          </table:table-cell>
          <table:table-cell>
            <text:p>I have been teaching for about two years so far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rimary</text:p>
          </table:table-cell>
          <table:table-cell>
            <text:p/>
          </table:table-cell>
          <table:table-cell>
            <text:p>faculty initiative; encouraged</text:p>
          </table:table-cell>
          <table:table-cell>
            <text:p>Implementation approach (Trial or pilot use) | Future intentions (Continued or expanded use) | Practical feasibility (Manageable with effort) | Perceived teaching impact (Neutral or mixed impact) | Prior teaching experience (Limited experience)</text:p>
          </table:table-cell>
          <table:table-cell>
            <text:p/>
          </table:table-cell>
          <table:table-cell>
            <text:p/>
          </table:table-cell>
          <table:table-cell>
            <text:p>p0004</text:p>
          </table:table-cell>
          <table:table-cell>
            <text:p>introduced as part of a faculty-wide initiative, and I was encouraged to test it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>
            <text:p>primary</text:p>
          </table:table-cell>
          <table:table-cell>
            <text:p/>
          </table:table-cell>
          <table:table-cell>
            <text:p>one-off; exploratory trial</text:p>
          </table:table-cell>
          <table:table-cell>
            <text:p>Future intentions (Continued or expanded use) | Practical feasibility (Manageable with effort) | Perceived teaching impact (Challenging or negative impact) | Motivation for adoption (Personal curiosity or experimentation) | Student participation and engagement (Increased participation)</text:p>
          </table:table-cell>
          <table:table-cell>
            <text:p/>
          </table:table-cell>
          <table:table-cell>
            <text:p/>
          </table:table-cell>
          <table:table-cell>
            <text:p>p0006</text:p>
          </table:table-cell>
          <table:table-cell>
            <text:p>I tried it once in a single session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>
            <text:p>primary</text:p>
          </table:table-cell>
          <table:table-cell>
            <text:p/>
          </table:table-cell>
          <table:table-cell>
            <text:p>challenging; more demanding</text:p>
          </table:table-cell>
          <table:table-cell>
            <text:p>Practical feasibility (Manageable with effort) | Implementation approach (Trial or pilot use) | Perceived student learning effect (Unclear or unobserved effect) | Future intentions (Conditional use) | Student participation and engagement (Low or unchanged participation)</text:p>
          </table:table-cell>
          <table:table-cell>
            <text:p/>
          </table:table-cell>
          <table:table-cell>
            <text:p/>
          </table:table-cell>
          <table:table-cell>
            <text:p>p0008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rimary</text:p>
          </table:table-cell>
          <table:table-cell>
            <text:p/>
          </table:table-cell>
          <table:table-cell>
            <text:p>uncertainty about learning effect</text:p>
          </table:table-cell>
          <table:table-cell>
            <text:p>Perceived student learning effect (No improvement or negative effect) | Student participation and engagement (Low or unchanged participation) | Perceived teaching impact (Neutral or mixed impact) | Implementation approach (Trial or pilot use) | Practical feasibility (Difficult to sustain)</text:p>
          </table:table-cell>
          <table:table-cell>
            <text:p/>
          </table:table-cell>
          <table:table-cell>
            <text:p/>
          </table:table-cell>
          <table:table-cell>
            <text:p>p0010</text:p>
          </table:table-cell>
          <table:table-cell>
            <text:p>I am not sure whether it had a clear effect on learning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small group active; most passive</text:p>
          </table:table-cell>
          <table:table-cell>
            <text:p>Student participation and engagement (Low or unchanged participation) | Perceived student learning effect (Unclear or unobserved effect) | Perceived teaching impact (Challenging or negative impact) | Implementation approach (Partial or selective use) | Practical feasibility (Manageable with effort)</text:p>
          </table:table-cell>
          <table:table-cell>
            <text:p/>
          </table:table-cell>
          <table:table-cell>
            <text:p/>
          </table:table-cell>
          <table:table-cell>
            <text:p>p0012</text:p>
          </table:table-cell>
          <table:table-cell>
            <text:p>A small group of students participated actively, but most of the class remained passive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>
            <text:p>primary</text:p>
          </table:table-cell>
          <table:table-cell>
            <text:p/>
          </table:table-cell>
          <table:table-cell>
            <text:p>difficulty; preparation; workload constraint</text:p>
          </table:table-cell>
          <table:table-cell>
            <text:p>Perceived teaching impact (Challenging or negative impact) | Implementation approach (Partial or selective use) | Future intentions (Conditional use) | Motivation for adoption (Pedagogical improvement) | Prior teaching experience (Moderate experience)</text:p>
          </table:table-cell>
          <table:table-cell>
            <text:p/>
          </table:table-cell>
          <table:table-cell>
            <text:p/>
          </table:table-cell>
          <table:table-cell>
            <text:p>p0014</text:p>
          </table:table-cell>
          <table:table-cell>
            <text:p>it was difficult to fit the preparation into my regular workload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not planning; unless support; conditional continuation</text:p>
          </table:table-cell>
          <table:table-cell>
            <text:p>Practical feasibility (Difficult to sustain) | Implementation approach (Trial or pilot use) | Perceived teaching impact (Challenging or negative impact) | Motivation for adoption (External requirement or encouragement) | Perceived student learning effect (Unclear or unobserved effect)</text:p>
          </table:table-cell>
          <table:table-cell>
            <text:p/>
          </table:table-cell>
          <table:table-cell>
            <text:p/>
          </table:table-cell>
          <table:table-cell>
            <text:p>p0016</text:p>
          </table:table-cell>
          <table:table-cell>
            <text:p>I am not planning to use it again unless there is more guidance or support available.</text:p>
          </table:table-cell>
        </table:table-row>
      </table:table>
      <table:table table:name="Lecturer C">
        <table:table-column table:number-columns-repeated="10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Rationale</text:p>
          </table:table-cell>
          <table:table-cell>
            <text:p>Rejected assignments</text:p>
          </table:table-cell>
          <table:table-cell>
            <text:p>Researcher decision (accepted/modified/rejected)</text:p>
          </table:table-cell>
          <table:table-cell>
            <text:p>Researcher comment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rimary</text:p>
          </table:table-cell>
          <table:table-cell>
            <text:p/>
          </table:table-cell>
          <table:table-cell>
            <text:p>20+ years; regularly experimented</text:p>
          </table:table-cell>
          <table:table-cell>
            <text:p>Motivation for adoption (Personal curiosity or experimentation) | Implementation approach (Trial or pilot use) | Perceived teaching impact (Positive impact) | Practical feasibility (Manageable with effor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2</text:p>
          </table:table-cell>
          <table:table-cell>
            <text:p>I have been teaching at the university for over twenty years and have regularly experimented with different teaching and assessment formats.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>
            <text:p>primary</text:p>
          </table:table-cell>
          <table:table-cell>
            <text:p/>
          </table:table-cell>
          <table:table-cell>
            <text:p>personally curious; wanted to see</text:p>
          </table:table-cell>
          <table:table-cell>
            <text:p>Motivation for adoption (Pedagogical improvement) | Motivation for adoption (External requirement or encouragement) | Implementation approach (Trial or pilot use) | Future intentions (Continued or expanded use) | Prior teaching experience (Moderate experience)</text:p>
          </table:table-cell>
          <table:table-cell>
            <text:p/>
          </table:table-cell>
          <table:table-cell>
            <text:p/>
          </table:table-cell>
          <table:table-cell>
            <text:p>p0004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rimary</text:p>
          </table:table-cell>
          <table:table-cell>
            <text:p/>
          </table:table-cell>
          <table:table-cell>
            <text:p>entire course; consistently throughout semester</text:p>
          </table:table-cell>
          <table:table-cell>
            <text:p>Implementation approach (Partial or selective use) | Implementation approach (Trial or pilot use) | Practical feasibility (Manageable with effort) | Perceived teaching impact (Positive impac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6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>
            <text:p>primary</text:p>
          </table:table-cell>
          <table:table-cell>
            <text:p/>
          </table:table-cell>
          <table:table-cell>
            <text:p>helped structure more clearly; facilitated interaction</text:p>
          </table:table-cell>
          <table:table-cell>
            <text:p>Student participation and engagement (Increased participation) | Perceived student learning effect (Improved learning) | Practical feasibility (Easily manageable) | Implementation approach (Full integration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8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rimary</text:p>
          </table:table-cell>
          <table:table-cell>
            <text:p/>
          </table:table-cell>
          <table:table-cell>
            <text:p>cannot say for certain; measurable gains unclear</text:p>
          </table:table-cell>
          <table:table-cell>
            <text:p>Perceived student learning effect (Improved learning) | Perceived student learning effect (No improvement or negative effect) | Perceived teaching impact (Positive impact) | Practical feasibility (Manageable with effort) | Future intentions (Conditional use)</text:p>
          </table:table-cell>
          <table:table-cell>
            <text:p/>
          </table:table-cell>
          <table:table-cell>
            <text:p/>
          </table:table-cell>
          <table:table-cell>
            <text:p>p0010</text:p>
          </table:table-cell>
          <table:table-cell>
            <text:p>I cannot say for certain whether this translated into measurable learning gains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secondary</text:p>
          </table:table-cell>
          <table:table-cell>
            <text:p>mentions engagement but focus on learning gains uncertainty</text:p>
          </table:table-cell>
          <table:table-cell>
            <text:p>engaged</text:p>
          </table:table-cell>
          <table:table-cell>
            <text:p>Perceived student learning effect (Improved learning) | Perceived student learning effect (No improvement or negative effect) | Perceived teaching impact (Positive impact) | Practical feasibility (Manageable with effort) | Future intentions (Conditional use)</text:p>
          </table:table-cell>
          <table:table-cell>
            <text:p/>
          </table:table-cell>
          <table:table-cell>
            <text:p/>
          </table:table-cell>
          <table:table-cell>
            <text:p>p0010</text:p>
          </table:table-cell>
          <table:table-cell>
            <text:p>students appeared more engaged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participation increased; more contributing regularly</text:p>
          </table:table-cell>
          <table:table-cell>
            <text:p>Perceived student learning effect (Improved learning) | Perceived teaching impact (Positive impact) | Implementation approach (Full integration) | Practical feasibility (Easily manageable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12</text:p>
          </table:table-cell>
          <table:table-cell>
            <text:p>Overall participation increased, with more students contributing regularly during class.</text:p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>
            <text:p>primary</text:p>
          </table:table-cell>
          <table:table-cell>
            <text:p/>
          </table:table-cell>
          <table:table-cell>
            <text:p>workload reasonable; fit with responsibilities</text:p>
          </table:table-cell>
          <table:table-cell>
            <text:p>Perceived teaching impact (Positive impact) | Implementation approach (Partial or selective use) | Future intentions (Continued or expanded use) | Perceived student learning effect (Improved learning) | Student participation and engagement (Increased participation)</text:p>
          </table:table-cell>
          <table:table-cell>
            <text:p/>
          </table:table-cell>
          <table:table-cell>
            <text:p/>
          </table:table-cell>
          <table:table-cell>
            <text:p>p0014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continue; adapt based on feedback/support</text:p>
          </table:table-cell>
          <table:table-cell>
            <text:p>Implementation approach (Full integration) | Practical feasibility (Manageable with effort) | Motivation for adoption (Pedagogical improvement) | Perceived teaching impact (Positive impact) | Perceived student learning effect (Improved learning)</text:p>
          </table:table-cell>
          <table:table-cell>
            <text:p/>
          </table:table-cell>
          <table:table-cell>
            <text:p/>
          </table:table-cell>
          <table:table-cell>
            <text:p>p0016</text:p>
          </table:table-cell>
          <table:table-cell>
            <text:p>I intend to continue using the method, but I may adapt it further based on feedback and available support.</text:p>
          </table:table-cell>
        </table:table-row>
      </table:table>
      <table:table table:name="Lecturer D">
        <table:table-column table:number-columns-repeated="10"/>
        <table:table-row>
          <table:table-cell>
            <text:p>Topic</text:p>
          </table:table-cell>
          <table:table-cell>
            <text:p>Orientation</text:p>
          </table:table-cell>
          <table:table-cell>
            <text:p>Role</text:p>
          </table:table-cell>
          <table:table-cell>
            <text:p>Secondary reason</text:p>
          </table:table-cell>
          <table:table-cell>
            <text:p>Rationale</text:p>
          </table:table-cell>
          <table:table-cell>
            <text:p>Rejected assignments</text:p>
          </table:table-cell>
          <table:table-cell>
            <text:p>Researcher decision (accepted/modified/rejected)</text:p>
          </table:table-cell>
          <table:table-cell>
            <text:p>Researcher comment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>
            <text:p>primary</text:p>
          </table:table-cell>
          <table:table-cell>
            <text:p/>
          </table:table-cell>
          <table:table-cell>
            <text:p>8 years teaching; little prior experimentation</text:p>
          </table:table-cell>
          <table:table-cell>
            <text:p>Motivation for adoption (Personal curiosity or experimentation) | Implementation approach (Trial or pilot use) | Perceived teaching impact (Neutral or mixed impact) | Practical feasibility (Manageable with effor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2</text:p>
          </table:table-cell>
          <table:table-cell>
            <text:p>I have been teaching for around eight years, mostly in large introductory courses, and I had not experimented much with alternative teaching methods before this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rimary</text:p>
          </table:table-cell>
          <table:table-cell>
            <text:p/>
          </table:table-cell>
          <table:table-cell>
            <text:p>hope to improve engagement</text:p>
          </table:table-cell>
          <table:table-cell>
            <text:p>Student participation and engagement (Increased participation) | Perceived student learning effect (Improved learning) | Implementation approach (Trial or pilot use) | Practical feasibility (Manageable with effor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4</text:p>
          </table:table-cell>
          <table:table-cell>
            <text:p>I was also hoping it might help students engage more actively during lectures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rimary</text:p>
          </table:table-cell>
          <table:table-cell>
            <text:p/>
          </table:table-cell>
          <table:table-cell>
            <text:p>semester-wide use</text:p>
          </table:table-cell>
          <table:table-cell>
            <text:p>Implementation approach (Partial or selective use) | Practical feasibility (Manageable with effort) | Perceived teaching impact (Positive impact) | Motivation for adoption (Pedagogical improvement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06</text:p>
          </table:table-cell>
          <table:table-cell>
            <text:p>I applied the method throughout the semester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rimary</text:p>
          </table:table-cell>
          <table:table-cell>
            <text:p/>
          </table:table-cell>
          <table:table-cell>
            <text:p>interactive (+); demanding/rethink planning (-)</text:p>
          </table:table-cell>
          <table:table-cell>
            <text:p>Practical feasibility (Manageable with effort) | Student participation and engagement (Increased participation) | Perceived student learning effect (Improved learning) | Implementation approach (Full integration) | Future intentions (Conditional use)</text:p>
          </table:table-cell>
          <table:table-cell>
            <text:p/>
          </table:table-cell>
          <table:table-cell>
            <text:p/>
          </table:table-cell>
          <table:table-cell>
            <text:p>p0008</text:p>
          </table:table-cell>
          <table:table-cell>
            <text:p>Teaching became more interactive, but it also felt more demanding and required me to rethink how I plan each session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more participation/questions</text:p>
          </table:table-cell>
          <table:table-cell>
            <text:p>Perceived student learning effect (Improved learning) | Perceived teaching impact (Positive impact) | Practical feasibility (Manageable with effort) | Implementation approach (Full integration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10</text:p>
          </table:table-cell>
          <table:table-cell>
            <text:p>Students participated more and asked more quest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secondary</text:p>
          </table:table-cell>
          <table:table-cell>
            <text:p>secondary: learning effect mentioned but less emphasis than participation</text:p>
          </table:table-cell>
          <table:table-cell>
            <text:p>uncertain learning outcome</text:p>
          </table:table-cell>
          <table:table-cell>
            <text:p>Perceived student learning effect (Improved learning) | Perceived teaching impact (Positive impact) | Practical feasibility (Manageable with effort) | Implementation approach (Full integration) | Future intentions (Continued or expanded use)</text:p>
          </table:table-cell>
          <table:table-cell>
            <text:p/>
          </table:table-cell>
          <table:table-cell>
            <text:p/>
          </table:table-cell>
          <table:table-cell>
            <text:p>p0010</text:p>
          </table:table-cell>
          <table:table-cell>
            <text:p>I am not sure whether this led to better exam result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rimary</text:p>
          </table:table-cell>
          <table:table-cell>
            <text:p/>
          </table:table-cell>
          <table:table-cell>
            <text:p>some involved; others passive</text:p>
          </table:table-cell>
          <table:table-cell>
            <text:p>Student participation and engagement (Increased participation) | Student participation and engagement (Low or unchanged participation) | Perceived student learning effect (Unclear or unobserved effect) | Perceived teaching impact (Neutral or mixed impact) | Practical feasibility (Difficult to sustain)</text:p>
          </table:table-cell>
          <table:table-cell>
            <text:p/>
          </table:table-cell>
          <table:table-cell>
            <text:p/>
          </table:table-cell>
          <table:table-cell>
            <text:p>p0012</text:p>
          </table:table-cell>
          <table:table-cell>
            <text:p>Some students became much more involved over time, while others remained passive despite the new format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rimary</text:p>
          </table:table-cell>
          <table:table-cell>
            <text:p/>
          </table:table-cell>
          <table:table-cell>
            <text:p>workload; extra preparation effort; manageability after setup</text:p>
          </table:table-cell>
          <table:table-cell>
            <text:p>Implementation approach (Partial or selective use) | Perceived teaching impact (Neutral or mixed impact) | Future intentions (Conditional use) | Perceived student learning effect (Unclear or unobserved effect) | Student participation and engagement (Uneven or selective participation)</text:p>
          </table:table-cell>
          <table:table-cell>
            <text:p/>
          </table:table-cell>
          <table:table-cell>
            <text:p/>
          </table:table-cell>
          <table:table-cell>
            <text:p>p0014</text:p>
          </table:table-cell>
          <table:table-cell>
            <text:p>The method fit reasonably well once established, but the initial preparation phase required significant additional effort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rimary</text:p>
          </table:table-cell>
          <table:table-cell>
            <text:p/>
          </table:table-cell>
          <table:table-cell>
            <text:p>continue if conditions met; workload reduction; evidence needed</text:p>
          </table:table-cell>
          <table:table-cell>
            <text:p>Practical feasibility (Difficult to sustain) | Perceived student learning effect (Unclear or unobserved effect) | Motivation for adoption (Pedagogical improvement) | Perceived teaching impact (Neutral or mixed impact) | Implementation approach (Trial or pilot use)</text:p>
          </table:table-cell>
          <table:table-cell>
            <text:p/>
          </table:table-cell>
          <table:table-cell>
            <text:p/>
          </table:table-cell>
          <table:table-cell>
            <text:p>p0016</text:p>
          </table:table-cell>
          <table:table-cell>
            <text:p>I would consider continuing to use it if the workload can be reduced and if there is clearer evidence of learning benefits.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